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367df"/>
    </style:style>
    <style:style style:name="P4" style:family="paragraph" style:parent-style-name="Standard">
      <style:text-properties fo:background-color="#808080"/>
    </style:style>
    <style:style style:name="P5" style:family="paragraph" style:parent-style-name="Standard">
      <style:paragraph-properties fo:text-align="center" style:justify-single-word="false"/>
      <style:text-properties fo:background-color="#808080"/>
    </style:style>
    <style:style style:name="P6" style:family="paragraph" style:parent-style-name="Standard">
      <style:paragraph-properties fo:text-align="start" style:justify-single-word="false"/>
      <style:text-properties fo:background-color="#808080"/>
    </style:style>
    <style:style style:name="T1" style:family="text">
      <style:text-properties fo:font-weight="normal" style:font-weight-asian="normal" style:font-weight-complex="normal"/>
    </style:style>
    <style:style style:name="T2" style:family="text">
      <style:text-properties officeooo:rsid="001367df"/>
    </style:style>
    <style:style style:name="T3" style:family="text">
      <style:text-properties officeooo:rsid="0014c6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re info</text:p>
      <text:p text:style-name="P4">Zobel Aerial Photography (or Z.A.P) is here to provide local Iowans with aerial pictures of their houses and surrounding land that they can hang on their wall and showcase their property in style. Z.A.P can also take video footage of your property or event in breathtaking 4k ultra HD quality. After you contact me, and we arrange a date that fits both of our schedules, I will come </text:p>
      <text:p text:style-name="P4"/>
      <text:p text:style-name="P5">About myself</text:p>
      <text:p text:style-name="P6">My name is Jeremy Zobel and I am a high school graduate who is looking for more creative ways to pay for college. I'm majoring in business management and hope that, by starting my own business, I can increase my knowledge and skills in my field. I am a tech savvy person who loves to mess around with electronics and have even built my own specialized computer to help edit photographs. I became interested in drones after a trip to the Oshkosh <text:span text:style-name="T3">air show</text:span> two years ago where I got to see my first drone up close and in action. It was after the <text:span text:style-name="T3">air show</text:span> that I got the idea to buy a photography drone and help my fellow Iowans to see their house and property from a new, spectacular, viewpoint.</text:p>
      <text:p text:style-name="P6">I am also a bible believing <text:span text:style-name="T3">C</text:span>hristian who believes that the only way to eternal life is through our savior, Jesus Christ.</text:p>
      <text:p text:style-name="P1">Why you can trust me</text:p>
      <text:p text:style-name="P2">You are probably want a few reasons why you should trust me to fly a drone that could potentially crash on your property, (a potential danger that all drone pilots face.) The first reason is that I am an officially licensed sUAS pilot with the FAA. In case you didn't know, a sUAS is an small Unmanned Aerial System and the FAA is the national authority in the U.S. with powers to regulate all aspects of civil aviation called <text:span text:style-name="T1">Federal Aviation Administration. Having an FAA sUAS license is actually a requirement for all drone pilots to have in order to fly commercially. </text:span></text:p>
      <text:p text:style-name="P2"><text:span text:style-name="T1">The second reason to trust me is that</text:span> I have been flying my drone for almost a year now and have never crashed or had any accident. The secret is that I NEVER take any unnecessary risks that could endanger any bystander or the drone. This means that I wont be flying in high winds or in close proximity to obstructions. So if you ask me to take my drone to a location that I believe is unsafe, there's no amount of convincing that will make me do it! </text:p>
      <text:p text:style-name="P2">And the third reason you can trust me is that if I fail to satisfy your needs as an aerial photographer </text:p>
      <text:p text:style-name="P1">How to contact me </text:p>
      <text:p text:style-name="P3">To set up a time when I can come and serve you, call <text:span text:style-name="T2">or email me</text:span>. Please know that I am limited by FAA regulations and if your property is in a location that I can't fly in, then I won't be able to help you. For example, one FAA regulation prevents drone pilots from flying within 2,000 ft of guy wires (the supporting wires of large cell towers.) </text:p>
      <text:p text:style-name="P3"/>
      <text:p text:style-name="P3"/>
      <text:p text:style-name="P3"><text:tab/><text:tab/><text:tab/><text:tab/><text:tab/><text:tab/><text:span text:style-name="T2">Weather</text:span></text:p>
      <text:p text:style-name="P3">I will not fly in rain, snow, or in wind that exceeds 20 mph so keep that in mind as we schedule a 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Zobel</meta:initial-creator>
    <meta:creation-date>2017-06-08T14:39:20.18</meta:creation-date>
    <dc:date>2017-06-27T17:43:43.825355469</dc:date>
    <meta:editing-duration>P1DT3H4M41S</meta:editing-duration>
    <meta:editing-cycles>7</meta:editing-cycles>
    <meta:generator>LibreOffice/5.1.6.2$Linux_X86_64 LibreOffice_project/10m0$Build-2</meta:generator>
    <meta:document-statistic meta:table-count="0" meta:image-count="0" meta:object-count="0" meta:page-count="1" meta:paragraph-count="13" meta:word-count="541" meta:character-count="2848" meta:non-whitespace-character-count="2307"/>
  </office:meta>
</office:document-meta>
</file>